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embeddedmacro.py" manifest:media-type=""/>
  <manifest:file-entry manifest:full-path="Scripts/python/pythonpath/indoc/__init__.py" manifest:media-type=""/>
  <manifest:file-entry manifest:full-path="Scripts/python/pythonpath/indoc/dialogcommons.py" manifest:media-type=""/>
  <manifest:file-entry manifest:full-path="Scripts/python/pythonpath/indoc/staticdialog.py" manifest:media-type=""/>
  <manifest:file-entry manifest:full-path="Scripts/python/pythonpath/indoc/points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transientdialog.py" manifest:media-type=""/>
  <manifest:file-entry manifest:full-path="Scripts/python/pythonpath/indoc/commons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2" style:family="table-column">
      <style:table-column-properties fo:break-before="auto" style:column-width="24.04mm"/>
    </style:style>
    <style:style style:name="co13" style:family="table-column">
      <style:table-column-properties fo:break-before="auto" style:column-width="29.7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1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4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55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6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57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58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9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60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61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2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63" style:family="table-cell" style:parent-style-name="Default">
      <style:table-cell-properties fo:border="none"/>
    </style:style>
    <style:style style:name="ce65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66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35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3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68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69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70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1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6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92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93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9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47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32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9" style:family="table-cell" style:parent-style-name="Default" style:data-style-name="N100">
      <style:table-cell-properties fo:border="none"/>
    </style:style>
    <style:style style:name="ce50" style:family="table-cell" style:parent-style-name="Default" style:data-style-name="N100">
      <style:table-cell-properties fo:border="none"/>
      <style:text-properties style:font-name="ＭＳ Ｐゴシック"/>
    </style:style>
    <style:style style:name="ce36" style:family="table-cell" style:parent-style-name="Default" style:data-style-name="N100">
      <style:table-cell-properties fo:border-bottom="1.3pt dashed #ff00ff" fo:border-left="none" fo:border-right="none" fo:border-top="1.3pt dashed #9999ff"/>
    </style:style>
    <style:style style:name="ce37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8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71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40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1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16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43" style:family="table-cell" style:parent-style-name="Default" style:data-style-name="N10114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48" style:family="table-cell" style:parent-style-name="Default" style:data-style-name="N10111">
      <style:table-cell-properties fo:border="none"/>
      <style:text-properties style:font-name="ＭＳ Ｐゴシック" style:font-name-asian="ＭＳ Ｐゴシック"/>
    </style:style>
    <style:style style:name="ce72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74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75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76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7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8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9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80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82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83" style:family="table-cell" style:parent-style-name="Default">
      <style:table-cell-properties fo:border="none"/>
    </style:style>
    <style:style style:name="ce8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85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88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89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90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91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94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95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96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9"/>
        <table:table-column table:style-name="co13" table:default-cell-style-name="ce38"/>
        <table:table-column table:style-name="co1" table:number-columns-repeated="1022" table:default-cell-style-name="ce29"/>
        <table:table-row table:style-name="ro3">
          <table:table-cell table:style-name="ce27" office:value-type="string" calcext:value-type="string" table:number-columns-spanned="2" table:number-rows-spanned="1">
            <text:p>全部位終了消去</text:p>
          </table:table-cell>
          <table:covered-table-cell table:style-name="ce37"/>
          <table:table-cell table:style-name="ce27" office:value-type="string" calcext:value-type="string">
            <text:p>印刷</text:p>
          </table:table-cell>
          <table:table-cell table:style-name="ce46" office:value-type="string" calcext:value-type="string">
            <text:p>月末印刷</text:p>
          </table:table-cell>
          <table:table-cell table:style-name="ce27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47" office:value-type="string" calcext:value-type="string">
            <text:p>黒行</text:p>
          </table:table-cell>
          <table:table-cell table:style-name="ce71"/>
          <table:table-cell table:style-name="ce51" table:number-columns-repeated="1022"/>
        </table:table-row>
        <table:table-row table:style-name="ro2">
          <table:table-cell table:style-name="ce32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16" office:value-type="date" office:date-value="2018-08-20" calcext:value-type="date">
            <text:p>2018-8-20</text:p>
          </table:table-cell>
          <table:table-cell table:style-name="ce48"/>
          <table:table-cell table:number-columns-repeated="1020"/>
        </table:table-row>
        <table:table-row table:style-name="ro2">
          <table:table-cell table:style-name="ce32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16" office:value-type="date" office:date-value="2018-07-03" calcext:value-type="date">
            <text:p>2018-7-3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style-name="ce16" office:value-type="date" office:date-value="2018-08-27" calcext:value-type="date">
            <text:p>2018-8-27</text:p>
          </table:table-cell>
          <table:table-cell table:number-columns-repeated="1021"/>
        </table:table-row>
        <table:table-row table:style-name="ro2">
          <table:table-cell table:style-name="ce50" office:value-type="string" calcext:value-type="string">
            <text:p>00046488</text:p>
          </table:table-cell>
          <table:table-cell/>
          <table:table-cell table:style-name="ce16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32" office:value-type="string" calcext:value-type="string">
            <text:p>00051618</text:p>
          </table:table-cell>
          <table:table-cell/>
          <table:table-cell table:style-name="ce16" office:value-type="date" office:date-value="2018-09-05" calcext:value-type="date">
            <text:p>2018-9-5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04546</text:p>
          </table:table-cell>
          <table:table-cell/>
          <table:table-cell table:style-name="ce16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36" office:value-type="string" calcext:value-type="string">
            <text:p>00051618</text:p>
          </table:table-cell>
          <table:table-cell table:style-name="ce40"/>
          <table:table-cell table:style-name="ce43" office:value-type="date" office:date-value="2018-09-06" calcext:value-type="date">
            <text:p>2018-9-6</text:p>
          </table:table-cell>
          <table:table-cell table:style-name="ce72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date" office:date-value="2018-09-08" calcext:value-type="date">
            <text:p>2018-9-8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1" table:number-columns-repeated="947" table:default-cell-style-name="ce29"/>
        <table:table-column table:style-name="co1" table:number-columns-repeated="72" table:default-cell-style-name="ce83"/>
        <table:table-row table:style-name="ro2">
          <table:table-cell table:style-name="ce73" office:value-type="string" calcext:value-type="string" table:number-columns-spanned="2" table:number-rows-spanned="1">
            <text:p>一覧へ</text:p>
          </table:table-cell>
          <table:covered-table-cell/>
          <table:table-cell table:style-name="ce73" office:value-type="string" calcext:value-type="string" table:number-columns-spanned="2" table:number-rows-spanned="1">
            <text:p>月更新</text:p>
          </table:table-cell>
          <table:covered-table-cell/>
          <table:table-cell table:style-name="ce32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74"/>
          <table:table-cell table:style-name="ce77" table:number-columns-repeated="2"/>
          <table:table-cell table:style-name="ce78"/>
          <table:table-cell table:style-name="ce80"/>
          <table:table-cell table:number-columns-repeated="1019"/>
        </table:table-row>
        <table:table-row table:style-name="ro2" table:number-rows-repeated="30">
          <table:table-cell table:style-name="ce75"/>
          <table:table-cell table:style-name="ce76" table:number-columns-repeated="2"/>
          <table:table-cell table:style-name="ce79"/>
          <table:table-cell table:style-name="ce82"/>
          <table:table-cell table:number-columns-repeated="1019"/>
        </table:table-row>
        <table:table-row table:style-name="ro2">
          <table:table-cell table:style-name="ce76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8" table:default-cell-style-name="ce29"/>
        <table:table-column table:style-name="co9" table:number-columns-repeated="8" table:default-cell-style-name="ce29"/>
        <table:table-column table:style-name="co1" table:number-columns-repeated="955" table:default-cell-style-name="ce29"/>
        <table:table-column table:style-name="co1" table:number-columns-repeated="56" table:default-cell-style-name="ce83"/>
        <table:table-row table:style-name="ro2">
          <table:table-cell table:style-name="ce73" office:value-type="string" calcext:value-type="string" table:number-columns-spanned="2" table:number-rows-spanned="1">
            <text:p>一覧へ</text:p>
          </table:table-cell>
          <table:covered-table-cell/>
          <table:table-cell table:style-name="ce73" office:value-type="string" calcext:value-type="string" table:number-columns-spanned="2" table:number-rows-spanned="1">
            <text:p>月更新</text:p>
          </table:table-cell>
          <table:covered-table-cell/>
          <table:table-cell table:style-name="ce32" office:value-type="string" calcext:value-type="string">
            <text:p>00131570</text:p>
          </table:table-cell>
          <table:table-cell table:style-name="ce87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79" office:value-type="float" office:value="33" calcext:value-type="float">
            <text:p>33</text:p>
          </table:table-cell>
          <table:table-cell table:style-name="ce85" office:value-type="date" office:date-value="2018-08-01" calcext:value-type="date">
            <text:p>2018/08/01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2" table:style-name="ce76" office:value-type="float" office:value="3" calcext:value-type="float">
            <text:p>3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2" table:style-name="ce76" office:value-type="float" office:value="9" calcext:value-type="float">
            <text:p>9</text:p>
          </table:table-cell>
          <table:table-cell table:style-name="ce76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 office:value-type="float" office:value="33" calcext:value-type="float">
            <text:p>33</text:p>
          </table:table-cell>
          <table:table-cell table:style-name="ce82" office:value-type="date" office:date-value="2018-08-31" calcext:value-type="date">
            <text:p>2018/08/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E33"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12" table:default-cell-style-name="ce29"/>
        <table:table-column table:style-name="co9" table:number-columns-repeated="8" table:default-cell-style-name="ce29"/>
        <table:table-column table:style-name="co1" table:number-columns-repeated="891" table:default-cell-style-name="ce29"/>
        <table:table-column table:style-name="co1" table:number-columns-repeated="120" table:default-cell-style-name="ce83"/>
        <table:table-row table:style-name="ro2">
          <table:table-cell table:style-name="ce73" office:value-type="string" calcext:value-type="string" table:number-columns-spanned="2" table:number-rows-spanned="1">
            <text:p>一覧へ</text:p>
          </table:table-cell>
          <table:covered-table-cell/>
          <table:table-cell table:style-name="ce73" office:value-type="string" calcext:value-type="string" table:number-columns-spanned="2" table:number-rows-spanned="1">
            <text:p>月更新</text:p>
          </table:table-cell>
          <table:covered-table-cell/>
          <table:table-cell table:style-name="ce32" office:value-type="string" calcext:value-type="string">
            <text:p>00045454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table:style-name="ce38"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76" office:value-type="float" office:value="30" calcext:value-type="float">
            <text:p>30</text:p>
          </table:table-cell>
          <table:table-cell table:style-name="ce76" table:number-columns-repeated="2"/>
          <table:table-cell table:style-name="ce79"/>
          <table:table-cell table:style-name="ce89" office:value-type="date" office:date-value="2018-12-01" calcext:value-type="date">
            <text:p>2018-12-0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5" office:value-type="float" office:value="6" calcext:value-type="float">
            <text:p>6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/>
          <table:table-cell table:style-name="ce90" office:value-type="date" office:date-value="2018-12-02" calcext:value-type="date">
            <text:p>2018-12-02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03" calcext:value-type="date">
            <text:p>2018-12-03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04" calcext:value-type="date">
            <text:p>2018-12-04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05" calcext:value-type="date">
            <text:p>2018-12-05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06" calcext:value-type="date">
            <text:p>2018-12-06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07" calcext:value-type="date">
            <text:p>2018-12-07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89" office:value-type="date" office:date-value="2018-12-08" calcext:value-type="date">
            <text:p>2018-12-08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0" office:value-type="date" office:date-value="2018-12-09" calcext:value-type="date">
            <text:p>2018-12-09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10" calcext:value-type="date">
            <text:p>2018-12-10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11" calcext:value-type="date">
            <text:p>2018-12-11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12" calcext:value-type="date">
            <text:p>2018-12-12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13" calcext:value-type="date">
            <text:p>2018-12-13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14" calcext:value-type="date">
            <text:p>2018-12-14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89" office:value-type="date" office:date-value="2018-12-15" calcext:value-type="date">
            <text:p>2018-12-15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0" office:value-type="date" office:date-value="2018-12-16" calcext:value-type="date">
            <text:p>2018-12-16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17" calcext:value-type="date">
            <text:p>2018-12-17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8" table:number-columns-repeated="3"/>
          <table:table-cell table:style-name="ce78"/>
          <table:table-cell table:style-name="ce94" office:value-type="date" office:date-value="2018-12-18" calcext:value-type="date">
            <text:p>2018-12-18</text:p>
          </table:table-cell>
          <table:table-cell table:style-name="ce72" table:number-columns-repeated="2"/>
          <table:table-cell table:style-name="ce40"/>
          <table:table-cell table:style-name="ce72" table:number-columns-repeated="5"/>
          <table:table-cell table:number-columns-repeated="1011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19" calcext:value-type="date">
            <text:p>2018-12-19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20" calcext:value-type="date">
            <text:p>2018-12-20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21" calcext:value-type="date">
            <text:p>2018-12-21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89" office:value-type="date" office:date-value="2018-12-22" calcext:value-type="date">
            <text:p>2018-12-22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0" office:value-type="date" office:date-value="2018-12-23" calcext:value-type="date">
            <text:p>2018-12-23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5" office:value-type="date" office:date-value="2018-12-24" calcext:value-type="date">
            <text:p>2018-12-24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25" calcext:value-type="date">
            <text:p>2018-12-25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26" calcext:value-type="date">
            <text:p>2018-12-26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27" calcext:value-type="date">
            <text:p>2018-12-27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5" office:value-type="date" office:date-value="2018-12-28" calcext:value-type="date">
            <text:p>2018-12-28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6" office:value-type="date" office:date-value="2018-12-29" calcext:value-type="date">
            <text:p>2018-12-29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0" office:value-type="date" office:date-value="2018-12-30" calcext:value-type="date">
            <text:p>2018-12-30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84" table:number-columns-repeated="3"/>
          <table:table-cell table:style-name="ce79"/>
          <table:table-cell table:style-name="ce96" office:value-type="date" office:date-value="2018-12-31" calcext:value-type="date">
            <text:p>2018-12-31</text:p>
          </table:table-cell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style-name="ce76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1" table:number-columns-repeated="899" table:default-cell-style-name="ce29"/>
        <table:table-column table:style-name="co1" table:number-columns-repeated="120" table:default-cell-style-name="ce83"/>
        <table:table-row table:style-name="ro2">
          <table:table-cell table:style-name="ce73" office:value-type="string" calcext:value-type="string" table:number-columns-spanned="2" table:number-rows-spanned="1">
            <text:p>一覧へ</text:p>
          </table:table-cell>
          <table:covered-table-cell/>
          <table:table-cell table:style-name="ce73" office:value-type="string" calcext:value-type="string" table:number-columns-spanned="2" table:number-rows-spanned="1">
            <text:p>月更新</text:p>
          </table:table-cell>
          <table:covered-table-cell/>
          <table:table-cell table:style-name="ce32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2">
          <table:table-cell table:style-name="ce76" office:value-type="float" office:value="28" calcext:value-type="float">
            <text:p>28</text:p>
          </table:table-cell>
          <table:table-cell table:number-columns-repeated="2" table:style-name="ce76" office:value-type="float" office:value="30" calcext:value-type="float">
            <text:p>30</text:p>
          </table:table-cell>
          <table:table-cell table:style-name="ce79"/>
          <table:table-cell table:style-name="ce89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0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89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0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89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0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89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0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5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1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5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6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0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84" table:number-columns-repeated="3"/>
          <table:table-cell table:style-name="ce79"/>
          <table:table-cell table:style-name="ce96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76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OptionCheck": false, "Height": 97, "Width": 201, "CloseCheck": true, "CheckBox1sate": 0, "CheckBox2sate": 1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heckBox1sate": 0, "OptionCheck": false, "Height": 81, "CloseCheck": true, "CheckBox2sate": 1, "Width": 195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OptionCheck": false, "Width": 113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OptionCheck": true, "CheckBox2sate": 1, "Width": 195, "CloseCheck": true, "CheckBox1sate": 0, "Height": 185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Height": 195, "OptionCheck": true, "Width": 256, "CheckBox2sate": 1, "CheckBox1sate": 0, "CloseCheck": tru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OptionCheck": false, "Width": 240, "Height": 93, "CloseCheck": true, "CheckBox2sate": 1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Width": 104, "CheckBox1sate": 0, "OptionCheck": false, "CloseCheck": true, "Height": 75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OptionCheck": false, "CheckBox2sate": 1, "Width": 347, "CloseCheck": true, "CheckBox1sate": 0, "Height": 83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00/00/00</text:date>, <text:time style:data-style-name="N2" text:time-value="10:09:59.42354168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09T10:10:09.668362657</dc:date>
    <meta:editing-duration>P1DT21H14M34S</meta:editing-duration>
    <meta:editing-cycles>501</meta:editing-cycles>
    <meta:generator>LibreOffice/5.4.1.2$Linux_x86 LibreOffice_project/ea7cb86e6eeb2bf3a5af73a8f7777ac570321527</meta:generator>
    <meta:print-date>2018-08-30T23:09:39.195440824</meta:print-date>
    <meta:document-statistic meta:table-count="6" meta:cell-count="500" meta:object-count="0"/>
  </office:meta>
</office:document-meta>
</file>